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MERO OLIVARES, SKINNER OSWAL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69532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MERO OLIVARES, SKINNER OSWAL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69532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2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2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19:29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